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svg:stroke-color="#00599d" draw:marker-start-width="0.226cm" draw:marker-end-width="0.226cm" svg:stroke-opacity="90%" draw:fill-color="#ffffff" draw:opacity="100%" draw:opacity-name="" draw:textarea-horizontal-align="justify" draw:textarea-vertical-align="middle" draw:auto-grow-height="false" fo:min-height="8.251cm" fo:min-width="8.272cm" fo:padding-top="0.133cm" fo:padding-bottom="0.133cm" fo:padding-left="0.258cm" fo:padding-right="0.258cm"/>
    </style:style>
    <style:style style:name="gr2" style:family="graphic" style:parent-style-name="standard">
      <style:graphic-properties svg:stroke-width="0.212cm" svg:stroke-color="#00599d" draw:marker-start-width="0.517cm" draw:marker-end-width="0.517cm" svg:stroke-opacity="90%" draw:opacity="100%" draw:opacity-name="Transparency_20_2" draw:textarea-horizontal-align="justify" draw:textarea-vertical-align="middle" draw:auto-grow-height="false" fo:min-height="8.251cm" fo:min-width="8.272cm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8.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opacity="100%" draw:opacity-name="Transparency_20_2"/>
      <style:paragraph-properties fo:text-align="center"/>
    </style:style>
    <style:style style:name="P3" style:family="paragraph">
      <style:text-properties fo:color="#eeeeee" style:font-name="FreeSerif" fo:font-size="312pt" style:font-size-asian="312pt" style:font-size-complex="312pt"/>
    </style:style>
    <style:style style:name="P4" style:family="paragraph">
      <loext:graphic-properties draw:fill="none" draw:fill-color="#ffffff"/>
      <style:text-properties fo:color="#eeeeee" style:font-name="FreeSerif" fo:font-size="312pt" style:font-size-asian="312pt" style:font-size-complex="312pt"/>
    </style:style>
    <style:style style:name="P5" style:family="paragraph">
      <style:text-properties fo:color="#adc5e7" style:font-name="FreeSerif" fo:font-size="312pt" style:font-size-asian="312pt" style:font-size-complex="312pt"/>
    </style:style>
    <style:style style:name="P6" style:family="paragraph">
      <loext:graphic-properties draw:fill="none" draw:fill-color="#ffffff"/>
      <style:text-properties fo:color="#adc5e7" style:font-name="FreeSerif" fo:font-size="312pt" style:font-size-asian="312pt" style:font-size-complex="312pt"/>
    </style:style>
    <style:style style:name="P7" style:family="paragraph">
      <style:text-properties fo:color="#5e8ac7" style:font-name="FreeSerif" fo:font-size="312pt" style:font-size-asian="312pt" style:font-size-complex="312pt"/>
    </style:style>
    <style:style style:name="P8" style:family="paragraph">
      <loext:graphic-properties draw:fill="none" draw:fill-color="#ffffff"/>
      <style:text-properties fo:color="#5e8ac7" style:font-name="FreeSerif" fo:font-size="312pt" style:font-size-asian="312pt" style:font-size-complex="312pt"/>
    </style:style>
    <style:style style:name="P9" style:family="paragraph">
      <style:text-properties fo:color="#182f7c" style:font-name="FreeSerif" fo:font-size="312pt" style:font-size-asian="312pt" style:font-size-complex="312pt"/>
    </style:style>
    <style:style style:name="P10" style:family="paragraph">
      <loext:graphic-properties draw:fill="none" draw:fill-color="#ffffff"/>
      <style:text-properties fo:color="#182f7c" style:font-name="FreeSerif" fo:font-size="312pt" style:font-size-asian="312pt" style:font-size-complex="312pt"/>
    </style:style>
    <style:style style:name="T1" style:family="text">
      <style:text-properties style:font-name="FreeSerif" fo:font-size="312pt" style:font-size-asian="312pt" style:font-size-complex="312pt"/>
    </style:style>
    <style:style style:name="T2" style:family="text">
      <style:text-properties fo:color="#182f7c" style:font-name="FreeSerif" fo:font-size="312pt" style:font-size-asian="312pt" style:font-size-complex="3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319cm" svg:x="1.271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7cm" svg:height="12.319cm" svg:x="1.27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985cm" svg:height="11.258cm" svg:x="3.711cm" svg:y="2.541cm">
          <draw:text-box>
            <text:p text:style-name="P3"><text:span text:style-name="T1">Σ</text:span></text:p>
          </draw:text-box>
        </draw:frame>
        <draw:frame draw:style-name="gr3" draw:text-style-name="P6" draw:layer="layout" svg:width="6.985cm" svg:height="11.258cm" svg:x="3.911cm" svg:y="2.241cm">
          <draw:text-box>
            <text:p text:style-name="P5"><text:span text:style-name="T1">Σ</text:span></text:p>
          </draw:text-box>
        </draw:frame>
        <draw:frame draw:style-name="gr3" draw:text-style-name="P8" draw:layer="layout" svg:width="6.985cm" svg:height="11.258cm" svg:x="4.11cm" svg:y="2.041cm">
          <draw:text-box>
            <text:p text:style-name="P7"><text:span text:style-name="T1">Σ</text:span></text:p>
          </draw:text-box>
        </draw:frame>
        <draw:frame draw:style-name="gr3" draw:text-style-name="P10" draw:layer="layout" svg:width="6.985cm" svg:height="11.258cm" svg:x="4.456cm" svg:y="1.769cm">
          <draw:text-box>
            <text:p text:style-name="P9"><text:span text:style-name="T2">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2T20:27:54.656682509</meta:creation-date>
    <dc:date>2020-10-12T20:59:45.962126128</dc:date>
    <meta:editing-duration>PT30M28S</meta:editing-duration>
    <meta:editing-cycles>10</meta:editing-cycles>
    <meta:generator>LibreOffice/6.0.7.3$Linux_X86_64 LibreOffice_project/00m0$Build-3</meta:generator>
    <meta:document-statistic meta:object-count="6"/>
  </office:meta>
</office:document-meta>
</file>